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ppendix B</text:p>
      <text:p text:style-name="P1"/>
      <text:p text:style-name="P7">Code Sample 1:</text:p>
      <text:p text:style-name="Standard"/>
      <text:p text:style-name="Standard">__global__</text:p>
      <text:p text:style-name="Standard">void performUpdatesKernel(int *d_R, int *d_G, int *d_B, int *d_Rnew, int *d_Gnew, int *d_Bnew, int rowsize, int colsize)</text:p>
      <text:p text:style-name="Standard">{</text:p>
      <text:p text:style-name="Standard"><text:tab/>int row = blockIdx.y*blockDim.y+threadIdx.y;</text:p>
      <text:p text:style-name="Standard"><text:tab/>int col = blockIdx.x*blockDim.x+threadIdx.x;</text:p>
      <text:p text:style-name="Standard"><text:tab/>int x = row*colsize+col;</text:p>
      <text:p text:style-name="Standard"><text:tab/>int xm = x-colsize;</text:p>
      <text:p text:style-name="Standard"><text:tab/>int xp = x+colsize;</text:p>
      <text:p text:style-name="Standard"><text:tab/></text:p>
      <text:p text:style-name="Standard"><text:tab/>if ((row &lt; rowsize) &amp;&amp; (col &lt; colsize))</text:p>
      <text:p text:style-name="Standard"><text:tab/>{</text:p>
      <text:p text:style-name="Standard"><text:tab/> <text:s/>if (row != 0 &amp;&amp; row != (rowsize-1) &amp;&amp; col != 0 &amp;&amp; col != (colsize-1)){</text:p>
      <text:p text:style-name="Standard"><text:tab/><text:tab/>d_Rnew[x] = (d_R[x+1]+d_R[x-1]+d_R[xm]+d_R[xp])/4;</text:p>
      <text:p text:style-name="Standard"><text:tab/><text:tab/>d_Gnew[x] = (d_G[x+1]+d_G[x-1]+d_G[xm]+d_G[xp])/4;</text:p>
      <text:p text:style-name="Standard"><text:tab/><text:tab/>d_Bnew[x] = (d_B[x+1]+d_B[x-1]+d_B[xm]+d_B[xp])/4;</text:p>
      <text:p text:style-name="Standard"><text:tab/> <text:s/>}</text:p>
      <text:p text:style-name="Standard"><text:tab/> <text:s/>else if (row == 0 &amp;&amp; col != 0 &amp;&amp; col != (colsize-1)){</text:p>
      <text:p text:style-name="Standard"><text:tab/><text:tab/>d_Rnew[x] = (d_R[xp]+d_R[x+1]+d_R[x-1])/3;</text:p>
      <text:p text:style-name="Standard"><text:tab/><text:tab/>d_Gnew[x] = (d_G[xp]+d_G[x+1]+d_G[x-1])/3;</text:p>
      <text:p text:style-name="Standard"><text:tab/><text:tab/>d_Bnew[x] = (d_B[xp]+d_B[x+1]+d_B[x-1])/3;</text:p>
      <text:p text:style-name="Standard"><text:tab/> <text:s/>}</text:p>
      <text:p text:style-name="Standard"><text:tab/> <text:s/>else if (row == (rowsize-1) &amp;&amp; col != 0 &amp;&amp; col != (colsize-1)){</text:p>
      <text:p text:style-name="Standard"><text:tab/><text:tab/>d_Rnew[x] = (d_R[xm]+d_R[x+1]+d_R[x-1])/3;</text:p>
      <text:p text:style-name="Standard"><text:tab/><text:tab/>d_Gnew[x] = (d_G[xm]+d_G[x+1]+d_G[x-1])/3;</text:p>
      <text:p text:style-name="Standard"><text:tab/><text:tab/>d_Bnew[x] = (d_B[xm]+d_B[x+1]+d_B[x-1])/3;</text:p>
      <text:p text:style-name="Standard"><text:tab/> <text:s/>}</text:p>
      <text:p text:style-name="Standard"><text:tab/> <text:s/>else if (col == 0 &amp;&amp; row != 0 &amp;&amp; row != (rowsize-1)){</text:p>
      <text:p text:style-name="Standard"><text:tab/><text:tab/>d_Rnew[x] = (d_R[xp]+d_R[xm]+d_R[x+1])/3;</text:p>
      <text:p text:style-name="Standard"><text:tab/><text:tab/>d_Gnew[x] = (d_G[xp]+d_G[xm]+d_G[x+1])/3;</text:p>
      <text:p text:style-name="Standard"><text:tab/><text:tab/>d_Bnew[x] = (d_B[xp]+d_B[xm]+d_B[x+1])/3;</text:p>
      <text:p text:style-name="Standard"><text:tab/> <text:s/>}</text:p>
      <text:p text:style-name="Standard"><text:tab/> <text:s/>else if (col == (colsize-1) &amp;&amp; row != 0 &amp;&amp; row != (rowsize-1)){</text:p>
      <text:p text:style-name="Standard"><text:tab/><text:tab/>d_Rnew[x] = (d_R[xp]+d_R[xm]+d_R[x-1])/3;</text:p>
      <text:p text:style-name="Standard"><text:tab/><text:tab/>d_Gnew[x] = (d_G[xp]+d_G[xm]+d_G[x-1])/3;</text:p>
      <text:p text:style-name="Standard"><text:tab/><text:tab/>d_Bnew[x] = (d_B[xp]+d_B[xm]+d_B[x-1])/3;</text:p>
      <text:p text:style-name="Standard"><text:tab/> <text:s/>}</text:p>
      <text:p text:style-name="Standard"><text:tab/> <text:s/>else if (row==0 &amp;&amp; col==0){</text:p>
      <text:p text:style-name="Standard"><text:tab/><text:tab/>d_Rnew[x] = (d_R[x+1]+d_R[xp])/2;</text:p>
      <text:p text:style-name="Standard"><text:tab/><text:tab/>d_Gnew[x] = (d_G[x+1]+d_G[xp])/2;</text:p>
      <text:p text:style-name="Standard"><text:tab/><text:tab/>d_Bnew[x] = (d_B[x+1]+d_B[xp])/2;</text:p>
      <text:p text:style-name="Standard"><text:tab/> <text:s/>}</text:p>
      <text:p text:style-name="Standard"><text:tab/> <text:s/>else if (row==0 &amp;&amp; col==(colsize-1)){</text:p>
      <text:p text:style-name="Standard"><text:tab/><text:tab/>d_Rnew[x] = (d_R[x-1]+d_R[xp])/2;</text:p>
      <text:p text:style-name="Standard"><text:tab/><text:tab/>d_Gnew[x] = (d_G[x-1]+d_G[xp])/2;</text:p>
      <text:p text:style-name="Standard"><text:tab/><text:tab/>d_Bnew[x] = (d_B[x-1]+d_B[xp])/2;</text:p>
      <text:p text:style-name="Standard"><text:tab/> <text:s/>}</text:p>
      <text:p text:style-name="Standard"><text:tab/> <text:s/>else if (row==(rowsize-1) &amp;&amp; col==0){</text:p>
      <text:p text:style-name="Standard"><text:tab/><text:tab/>d_Rnew[x] = (d_R[x+1]+d_R[xm])/2;</text:p>
      <text:p text:style-name="Standard"><text:tab/><text:tab/>d_Gnew[x] = (d_G[x+1]+d_G[xm])/2;</text:p>
      <text:p text:style-name="Standard"><text:soft-page-break/><text:tab/><text:tab/>d_Bnew[x] = (d_B[x+1]+d_B[xm])/2;</text:p>
      <text:p text:style-name="Standard"><text:tab/> <text:s/>}</text:p>
      <text:p text:style-name="Standard"><text:tab/> <text:s/>else if (row==(rowsize-1) &amp;&amp; col==(colsize-1)){</text:p>
      <text:p text:style-name="Standard"><text:tab/><text:tab/>d_Rnew[x] = (d_R[x-1]+d_R[xm])/2;</text:p>
      <text:p text:style-name="Standard"><text:tab/><text:tab/>d_Gnew[x] = (d_G[x-1]+d_G[xm])/2;</text:p>
      <text:p text:style-name="Standard"><text:tab/><text:tab/>d_Bnew[x] = (d_B[x-1]+d_B[xm])/2;</text:p>
      <text:p text:style-name="Standard"><text:tab/> <text:s/>}</text:p>
      <text:p text:style-name="Standard"><text:tab/>}</text:p>
      <text:p text:style-name="Standard"><text:tab/> </text:p>
      <text:p text:style-name="Standard">}</text:p>
      <text:p text:style-name="Standard"/>
      <text:p text:style-name="P6">Code Sample 2:</text:p>
      <text:p text:style-name="Standard"/>
      <text:p text:style-name="Standard">#define BLOCK_SIZE 512</text:p>
      <text:p text:style-name="Standard">#include &lt;stdio.h&gt;</text:p>
      <text:p text:style-name="Standard">#include &lt;cuda.h&gt;</text:p>
      <text:p text:style-name="Standard">#include &lt;math.h&gt;</text:p>
      <text:p text:style-name="Standard"/>
      <text:p text:style-name="Standard">__global__ </text:p>
      <text:p text:style-name="Standard">void force (float *virialArray, float *potentialArray, float *rx, float *ry, float *rz, float *fx, float *fy, float *fz, float sigma, float rcut, float vrcut, float dvrc12, float dvrcut, int *head, int *list, int mx, int my, int mz, int natoms, float sfx, float sfy, float sfz)</text:p>
      <text:p text:style-name="Standard">{</text:p>
      <text:p text:style-name="Standard"><text:s text:c="2"/>int element = blockIdx.x * blockDim.x + threadIdx.x;</text:p>
      <text:p text:style-name="Standard"><text:s text:c="2"/>float sigsq, rcutsq;</text:p>
      <text:p text:style-name="Standard"><text:s text:c="2"/>float rxi, ryi, rzi, fxi, fyi, fzi;</text:p>
      <text:p text:style-name="Standard"><text:s text:c="2"/>float rxij, ryij, rzij, rijsq;</text:p>
      <text:p text:style-name="Standard"><text:s text:c="2"/>float rij, sr2, sr6, vij, wij, fij, fxij, fyij, fzij;</text:p>
      <text:p text:style-name="Standard"><text:s text:c="2"/>int j, jcell;</text:p>
      <text:p text:style-name="Standard"><text:s text:c="2"/>float potential, virial;</text:p>
      <text:p text:style-name="Standard"><text:s text:c="2"/>int xi, yi, zi, ix, jx, kx, xcell, ycell, zcell;</text:p>
      <text:p text:style-name="Standard"><text:s text:c="2"/>__shared__ float vArray[BLOCK_SIZE];</text:p>
      <text:p text:style-name="Standard"><text:s text:c="2"/>__shared__ float pArray[BLOCK_SIZE];</text:p>
      <text:p text:style-name="Standard"><text:s text:c="2"/>sigsq <text:s/>= __fmul_rn(sigma, sigma);</text:p>
      <text:p text:style-name="Standard"><text:s text:c="2"/>rcutsq = __fmul_rn(rcut,rcut);</text:p>
      <text:p text:style-name="Standard"><text:s text:c="2"/>potential = (float)0.0;</text:p>
      <text:p text:style-name="Standard"><text:s text:c="2"/>virial = (float)0.0;</text:p>
      <text:p text:style-name="Standard"><text:s text:c="2"/>vArray[threadIdx.x] = (float)0.0;</text:p>
      <text:p text:style-name="Standard"><text:s text:c="2"/>pArray[threadIdx.x] = (float)0.0;</text:p>
      <text:p text:style-name="Standard"><text:s text:c="2"/>if (element &lt; natoms)</text:p>
      <text:p text:style-name="Standard"><text:s text:c="2"/>{</text:p>
      <text:p text:style-name="Standard"><text:s text:c="4"/>rxi = rx[element];</text:p>
      <text:p text:style-name="Standard"><text:s text:c="2"/><text:tab/>ryi = ry[element];</text:p>
      <text:p text:style-name="Standard"><text:s text:c="2"/><text:tab/>rzi = rz[element];</text:p>
      <text:p text:style-name="Standard"><text:s text:c="2"/><text:tab/>fxi = (float)0.0;</text:p>
      <text:p text:style-name="Standard"><text:s text:c="2"/><text:tab/>fyi = (float)0.0;</text:p>
      <text:p text:style-name="Standard"><text:s text:c="2"/><text:tab/>fzi = (float)0.0;</text:p>
      <text:p text:style-name="Standard"><text:s text:c="4"/>xi = (int)( (rxi + (float)0.5) / sfx);</text:p>
      <text:p text:style-name="Standard"><text:s text:c="4"/>xi += 1;</text:p>
      <text:p text:style-name="Standard"><text:s text:c="2"/><text:tab/>yi = (int)( (ryi + (float)0.5) / sfy);</text:p>
      <text:p text:style-name="Standard"><text:s text:c="4"/>yi += 1;</text:p>
      <text:p text:style-name="Standard"><text:s text:c="2"/><text:tab/>zi = (int)( (rzi + (float)0.5) / sfz);</text:p>
      <text:p text:style-name="Standard"><text:s text:c="4"/>zi += 1;</text:p>
      <text:p text:style-name="Standard"><text:s text:c="4"/>if(xi &gt; mx) </text:p>
      <text:p text:style-name="Standard"><text:s text:c="4"/>{</text:p>
      <text:p text:style-name="Standard"><text:s text:c="6"/>xi = mx; <text:s/></text:p>
      <text:p text:style-name="Standard"><text:s text:c="4"/>}</text:p>
      <text:p text:style-name="Standard"><text:s text:c="4"/>if(yi &gt; my)</text:p>
      <text:p text:style-name="Standard"><text:s text:c="4"/>{</text:p>
      <text:p text:style-name="Standard"><text:s text:c="6"/>yi = my;</text:p>
      <text:p text:style-name="Standard"><text:s text:c="4"/>}</text:p>
      <text:p text:style-name="Standard"><text:s text:c="4"/>if(zi &gt; mz)</text:p>
      <text:p text:style-name="Standard"><text:s text:c="4"/>{</text:p>
      <text:p text:style-name="Standard"><text:soft-page-break/><text:s text:c="6"/>zi = mz;</text:p>
      <text:p text:style-name="Standard"><text:s text:c="4"/>}</text:p>
      <text:p text:style-name="Standard"><text:s text:c="4"/>jcell = xcell + (mx+2)*(ycell+(my+2)*zcell);</text:p>
      <text:p text:style-name="Standard"><text:s text:c="4"/>j = head[jcell];</text:p>
      <text:p text:style-name="Standard"><text:s text:c="4"/>while (j&gt;=0) </text:p>
      <text:p text:style-name="Standard"><text:s text:c="4"/>{</text:p>
      <text:p text:style-name="Standard"><text:s text:c="6"/>if (j!=element) </text:p>
      <text:p text:style-name="Standard"><text:s text:c="6"/>{</text:p>
      <text:p text:style-name="Standard"><text:s text:c="8"/>rxij = __fadd_rn(rxi, -rx[j]);</text:p>
      <text:p text:style-name="Standard"><text:s text:c="8"/>ryij = __fadd_rn(ryi, -ry[j]);</text:p>
      <text:p text:style-name="Standard"><text:s text:c="8"/>rzij = __fadd_rn(rzi, -rz[j]);</text:p>
      <text:p text:style-name="Standard"><text:s text:c="8"/>rijsq = __fadd_rn(__fadd_rn(__fmul_rn(rxij,rxij), __fmul_rn(ryij,ryij)), __fmul_rn(rzij,rzij));</text:p>
      <text:p text:style-name="Standard"><text:s text:c="8"/>if (rijsq &lt; rcutsq) </text:p>
      <text:p text:style-name="Standard"><text:s text:c="8"/>{</text:p>
      <text:p text:style-name="Standard"><text:s text:c="10"/>rij = __fsqrt_rn(rijsq);</text:p>
      <text:p text:style-name="Standard"><text:s text:c="10"/>sr2 = __fdiv_rn(sigsq,rijsq);</text:p>
      <text:p text:style-name="Standard"><text:s text:c="10"/>sr6 = __fmul_rn(__fmul_rn(sr2,sr2),sr2);</text:p>
      <text:p text:style-name="Standard"><text:s text:c="10"/>vij = __fadd_rn(__fadd_rn(__fmul_rn(sr6,__fadd_rn(sr6,(float)-1.0)), -vrcut), __fmul_rn(-dvrc12, __fadd_rn(rij,-rcut)));</text:p>
      <text:p text:style-name="Standard"><text:s text:c="10"/>wij = __fadd_rn(__fmul_rn(sr6,__fadd_rn(sr6,(float)-0.5)), __fmul_rn(dvrcut,rij));</text:p>
      <text:p text:style-name="Standard"><text:s text:c="10"/>fij = __fdiv_rn(wij, rijsq);</text:p>
      <text:p text:style-name="Standard"><text:s text:c="10"/>fxij = __fmul_rn(fij, rxij);</text:p>
      <text:p text:style-name="Standard"><text:s text:c="10"/>fyij = __fmul_rn(fij, ryij);</text:p>
      <text:p text:style-name="Standard"><text:s text:c="10"/>fzij = __fmul_rn(fij, rzij);</text:p>
      <text:p text:style-name="Standard"><text:s text:c="10"/>wij = __fmul_rn(wij, (float)0.5);</text:p>
      <text:p text:style-name="Standard"><text:s text:c="10"/>vij = __fmul_rn(vij, (float)0.5);</text:p>
      <text:p text:style-name="Standard"><text:s text:c="10"/>potential = __fadd_rn(potential, vij);</text:p>
      <text:p text:style-name="Standard"><text:s text:c="10"/>virial <text:s text:c="3"/>= __fadd_rn(virial, wij);</text:p>
      <text:p text:style-name="Standard"><text:s text:c="10"/>fxi <text:s text:c="6"/>+= fxij;</text:p>
      <text:p text:style-name="Standard"><text:s text:c="10"/>fyi <text:s text:c="6"/>+= fyij;</text:p>
      <text:p text:style-name="Standard"><text:s text:c="10"/>fzi <text:s text:c="6"/>+= fzij;</text:p>
      <text:p text:style-name="Standard"><text:s text:c="8"/>}</text:p>
      <text:p text:style-name="Standard"><text:s text:c="6"/>}</text:p>
      <text:p text:style-name="Standard"><text:s text:c="6"/>j = list[j];</text:p>
      <text:p text:style-name="Standard"><text:s text:c="4"/>}</text:p>
      <text:p text:style-name="Standard"><text:s text:c="4"/>*(fx+element) = __fmul_rn((float)48.0, fxi);</text:p>
      <text:p text:style-name="Standard"><text:s text:c="4"/>*(fy+element) = __fmul_rn((float)48.0, fyi);</text:p>
      <text:p text:style-name="Standard"><text:s text:c="4"/>*(fz+element) = __fmul_rn((float)48.0, fzi);</text:p>
      <text:p text:style-name="Standard"><text:s text:c="4"/>vArray[threadIdx.x] = virial;</text:p>
      <text:p text:style-name="Standard"><text:s text:c="4"/>pArray[threadIdx.x] = potential;</text:p>
      <text:p text:style-name="Standard"><text:s text:c="4"/>unsigned int t = threadIdx.x;</text:p>
      <text:p text:style-name="Standard"><text:s text:c="4"/>unsigned int stride;</text:p>
      <text:p text:style-name="Standard"><text:s text:c="4"/>for(stride = blockDim.x / 2; stride &gt;0; stride &gt;&gt;= 1)</text:p>
      <text:p text:style-name="Standard"><text:s text:c="4"/>{</text:p>
      <text:p text:style-name="Standard"><text:s text:c="6"/>__syncthreads();</text:p>
      <text:p text:style-name="Standard"><text:s text:c="6"/>if (t&lt;stride)</text:p>
      <text:p text:style-name="Standard"><text:s text:c="6"/>{</text:p>
      <text:p text:style-name="Standard"><text:s text:c="8"/>vArray[t]+= vArray[t+stride];</text:p>
      <text:p text:style-name="Standard"><text:s text:c="8"/>pArray[t]+= pArray[t+stride];</text:p>
      <text:p text:style-name="Standard"><text:s text:c="6"/>}</text:p>
      <text:p text:style-name="Standard"><text:s text:c="4"/>}</text:p>
      <text:p text:style-name="Standard"><text:s text:c="4"/>__syncthreads();</text:p>
      <text:p text:style-name="Standard"><text:soft-page-break/><text:s text:c="4"/>if (threadIdx.x == 0)</text:p>
      <text:p text:style-name="Standard"><text:s text:c="4"/>{</text:p>
      <text:p text:style-name="Standard"><text:s text:c="6"/>virialArray[blockIdx.x] = vArray[0];</text:p>
      <text:p text:style-name="Standard"><text:s text:c="6"/>potentialArray[blockIdx.x] = pArray[0]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P6">Code Sample 3: </text:p>
      <text:p text:style-name="P2"/>
      <text:p text:style-name="P4"/>
      <text:p text:style-name="P4">#include &lt;math.h&gt;</text:p>
      <text:p text:style-name="P4">#include &lt;stdio.h&gt;</text:p>
      <text:p text:style-name="P4"/>
      <text:p text:style-name="P4">#include "moldyn.h"</text:p>
      <text:p text:style-name="P4"/>
      <text:p text:style-name="P4">#define BLOCK_SIZE 256</text:p>
      <text:p text:style-name="P4"/>
      <text:p text:style-name="P4">__global__ void force (int maxP, float *potentialArray, float *virialArray, float *pval, float *vval, float *rx, float *ry, float *rz, float *fx, float *fy, float *fz, float sigma, float rcut, float vrcut, float dvrc12, float dvrcut, int *head, int *list, int mx, int my, int mz)</text:p>
      <text:p text:style-name="P4">{</text:p>
      <text:p text:style-name="P4"><text:s text:c="2"/>float sigsq, rcutsq;</text:p>
      <text:p text:style-name="P4"><text:s text:c="2"/>float rxi, ryi, rzi, fxi, fyi, fzi;</text:p>
      <text:p text:style-name="P4"><text:s text:c="2"/>float rxij, ryij, rzij, rijsq;</text:p>
      <text:p text:style-name="P4"><text:s text:c="2"/>float rij, sr2, sr6, vij, wij, fij, fxij, fyij, fzij;</text:p>
      <text:p text:style-name="P4"><text:s text:c="2"/>float potential, virial;</text:p>
      <text:p text:style-name="P4"><text:s text:c="2"/>int i, j, jcell;</text:p>
      <text:p text:style-name="P4"><text:s text:c="2"/>int xi, yi, zi, ix, jx, kx, xcell, ycell, zcell;</text:p>
      <text:p text:style-name="P4"><text:s text:c="2"/>float valv, valp;</text:p>
      <text:p text:style-name="P4"/>
      <text:p text:style-name="P4"><text:s text:c="2"/>sigsq <text:s/>= sigma*sigma;</text:p>
      <text:p text:style-name="P4"><text:s text:c="2"/>rcutsq = rcut*rcut;</text:p>
      <text:p text:style-name="P4"><text:s text:c="2"/>extern __shared__ float rx_shared[];</text:p>
      <text:p text:style-name="P4"><text:s text:c="2"/>potential = 0.0;</text:p>
      <text:p text:style-name="P4"><text:s text:c="2"/>virial <text:s text:c="3"/>= 0.0;</text:p>
      <text:p text:style-name="P4"><text:s text:c="2"/>valv = 0.0;</text:p>
      <text:p text:style-name="P4"><text:s text:c="2"/>valp = 0.0;</text:p>
      <text:p text:style-name="P4"><text:s text:c="2"/>int iSh;</text:p>
      <text:p text:style-name="P4"><text:s text:c="2"/>int jTemp;</text:p>
      <text:p text:style-name="P4"><text:s text:c="2"/>int jSh;</text:p>
      <text:p text:style-name="P4"><text:s text:c="2"/>int iSize;</text:p>
      <text:p text:style-name="P4"><text:s text:c="2"/>int element = blockDim.x * blockIdx.x + threadIdx.x;</text:p>
      <text:p text:style-name="P4"><text:s text:c="2"/>if(element &lt; ((mx+2) * (my + 2) * (mz + 2)))</text:p>
      <text:p text:style-name="P4"><text:s text:c="2"/>{</text:p>
      <text:p text:style-name="P4"><text:s text:c="4"/>xi = element%(mx+2);</text:p>
      <text:p text:style-name="P4"><text:s text:c="4"/>yi = (element/(mx+2))%(my+2);</text:p>
      <text:p text:style-name="P4"><text:s text:c="4"/>zi = element/((mx+2)*(my+2));</text:p>
      <text:p text:style-name="P4"><text:s text:c="4"/>i = head[element]; <text:s/></text:p>
      <text:p text:style-name="P4"><text:s text:c="4"/>iSh = 0; <text:s/></text:p>
      <text:p text:style-name="P4"><text:s text:c="4"/>while (i &gt;= 0)</text:p>
      <text:p text:style-name="P4"><text:s text:c="4"/>{</text:p>
      <text:p text:style-name="P4"><text:s text:c="6"/>rx_shared[3*maxP*threadIdx.x + 3*iSh] = rx[i];</text:p>
      <text:p text:style-name="P4"><text:s text:c="6"/>rx_shared[3*maxP*threadIdx.x + 3*iSh+1] = ry[i];</text:p>
      <text:p text:style-name="P4"><text:s text:c="6"/>rx_shared[3*maxP*threadIdx.x + 3*iSh+2] = rz[i];</text:p>
      <text:p text:style-name="P4"><text:s text:c="6"/>i = list[i];</text:p>
      <text:p text:style-name="P4"><text:s text:c="6"/>iSh+=1; <text:s/></text:p>
      <text:p text:style-name="P4"><text:s text:c="4"/>}</text:p>
      <text:p text:style-name="P4"><text:s text:c="4"/>iSize = iSh;</text:p>
      <text:p text:style-name="P4"><text:s text:c="2"/>}</text:p>
      <text:p text:style-name="P4"><text:soft-page-break/><text:s text:c="2"/>__syncthreads();</text:p>
      <text:p text:style-name="P4"/>
      <text:p text:style-name="P4"><text:s text:c="2"/>if(element &lt; ((mx+2) * (my + 2) * (mz + 2)))</text:p>
      <text:p text:style-name="P4"><text:s text:c="2"/>{</text:p>
      <text:p text:style-name="P4"><text:s text:c="4"/>xi = element%(mx+2);</text:p>
      <text:p text:style-name="P4"><text:s text:c="4"/>yi = (element/(mx+2))%(my+2);</text:p>
      <text:p text:style-name="P4"><text:s text:c="4"/>zi = element/((mx+2)*(my+2));</text:p>
      <text:p text:style-name="P4"><text:s text:c="4"/>if(((xi&gt;0) &amp;&amp; (xi &lt;(mx+1)))&amp;&amp;((yi&gt;0) &amp;&amp; (yi&lt;(my+1)))&amp;&amp;((zi&gt;0) &amp;&amp; (zi&lt;(mz+1))))</text:p>
      <text:p text:style-name="P4"><text:s text:c="4"/>{ <text:s text:c="2"/></text:p>
      <text:p text:style-name="P4"><text:s text:c="6"/>i = head[element];</text:p>
      <text:p text:style-name="P4"><text:s text:c="6"/>iSh = 0;</text:p>
      <text:p text:style-name="P4"><text:s text:c="6"/>while (iSh&lt;iSize) </text:p>
      <text:p text:style-name="P4"><text:s text:c="6"/>{</text:p>
      <text:p text:style-name="P4"><text:s text:c="8"/>rxi = rx_shared[3*maxP*threadIdx.x + 3*iSh];</text:p>
      <text:p text:style-name="P4"><text:s text:c="8"/>ryi = rx_shared[3*maxP*threadIdx.x + 3*iSh+1];</text:p>
      <text:p text:style-name="P4"><text:s text:c="8"/>rzi = rx_shared[3*maxP*threadIdx.x + 3*iSh+2];</text:p>
      <text:p text:style-name="P4"><text:s text:c="8"/>fxi = fyi = fzi = 0.0;</text:p>
      <text:p text:style-name="P4"><text:s text:c="8"/>jTemp = 0;</text:p>
      <text:p text:style-name="P4"><text:s text:c="8"/>while (jTemp&lt;iSize) </text:p>
      <text:p text:style-name="P4"><text:s text:c="8"/>{</text:p>
      <text:p text:style-name="P4"><text:s text:c="10"/>rxij = rxi - rx_shared[3*maxP*threadIdx.x + 3*jTemp];</text:p>
      <text:p text:style-name="P4"><text:s text:c="10"/>ryij = ryi - rx_shared[3*maxP*threadIdx.x + 3*jTemp+1];</text:p>
      <text:p text:style-name="P4"><text:s text:c="10"/>rzij = rzi - rx_shared[3*maxP*threadIdx.x + 3*jTemp+2];</text:p>
      <text:p text:style-name="P4"><text:s text:c="10"/>rijsq = rxij*rxij + ryij*ryij + rzij*rzij;</text:p>
      <text:p text:style-name="P4"><text:s text:c="10"/>if ((rijsq &lt; rcutsq) &amp;&amp; (jTemp!=iSh)) </text:p>
      <text:p text:style-name="P4"><text:s text:c="10"/>{</text:p>
      <text:p text:style-name="P4"><text:s text:c="12"/>rij = (float) sqrt ((double)rijsq);</text:p>
      <text:p text:style-name="P4"><text:s text:c="12"/>sr2 = sigsq/rijsq;</text:p>
      <text:p text:style-name="P4"><text:s text:c="12"/>sr6 = sr2*sr2*sr2;</text:p>
      <text:p text:style-name="P4"><text:s text:c="12"/>vij = __fadd_rn(__fadd_rn(__fmul_rn(sr6, __fadd_rn(sr6,-1.0)), -vrcut), __fmul_rn(-dvrc12, __fadd_rn(rij, -rcut)));</text:p>
      <text:p text:style-name="P4"><text:s text:c="12"/>wij = __fadd_rn(__fmul_rn(sr6, __fadd_rn(sr6, -0.5)), __fmul_rn(dvrcut, rij));</text:p>
      <text:p text:style-name="P4"><text:s text:c="12"/>fij = wij/rijsq;</text:p>
      <text:p text:style-name="P4"><text:s text:c="12"/>fxij = fij*rxij;</text:p>
      <text:p text:style-name="P4"><text:s text:c="12"/>fyij = fij*ryij;</text:p>
      <text:p text:style-name="P4"><text:s text:c="12"/>fzij = fij*rzij;</text:p>
      <text:p text:style-name="P4"><text:s text:c="12"/>vij *= 0.5;</text:p>
      <text:p text:style-name="P4"><text:s text:c="12"/>wij *= 0.5;</text:p>
      <text:p text:style-name="P4"><text:s text:c="12"/>valp += vij;</text:p>
      <text:p text:style-name="P4"><text:s text:c="12"/>valv += wij;</text:p>
      <text:p text:style-name="P4"><text:s text:c="12"/>fxi+= fxij;</text:p>
      <text:p text:style-name="P4"><text:s text:c="12"/>fyi+= fyij;</text:p>
      <text:p text:style-name="P4"><text:s text:c="12"/>fzi+= fzij;</text:p>
      <text:p text:style-name="P4"><text:s text:c="10"/>} <text:s text:c="10"/></text:p>
      <text:p text:style-name="P4"><text:s text:c="10"/>jTemp+=1;</text:p>
      <text:p text:style-name="P4"><text:s text:c="8"/>}</text:p>
      <text:p text:style-name="P4"><text:s text:c="8"/>for (ix=-1;ix&lt;=1;ix++)</text:p>
      <text:p text:style-name="P4"><text:s text:c="10"/>for (jx=-1;jx&lt;=1;jx++)</text:p>
      <text:p text:style-name="P4"><text:s text:c="12"/>for (kx=-1;kx&lt;=1;kx++)</text:p>
      <text:p text:style-name="P4"><text:s text:c="12"/>{</text:p>
      <text:p text:style-name="P4"><text:s text:c="14"/>xcell = ix+xi;</text:p>
      <text:p text:style-name="P4"><text:s text:c="14"/>ycell = jx+yi;</text:p>
      <text:p text:style-name="P4"><text:soft-page-break/><text:s text:c="14"/>zcell = kx+zi;</text:p>
      <text:p text:style-name="P4"><text:s text:c="14"/>jcell = xcell + (mx+2)*(ycell+(my+2)*zcell);</text:p>
      <text:p text:style-name="P4"><text:tab/><text:tab/> <text:s text:c="9"/>if(element!=jcell) </text:p>
      <text:p text:style-name="P4"><text:s text:c="14"/>{</text:p>
      <text:p text:style-name="P4"><text:s text:c="16"/>if ( (jcell &lt; ((blockIdx.x+1) * blockDim.x)) &amp;&amp; (jcell &gt;= ((blockIdx.x) * blockDim.x)))</text:p>
      <text:p text:style-name="P4"><text:s text:c="16"/>{</text:p>
      <text:p text:style-name="P4"><text:s text:c="18"/>j = head[jcell];</text:p>
      <text:p text:style-name="P4"><text:s text:c="18"/>jSh = 0;</text:p>
      <text:p text:style-name="P4"><text:s text:c="18"/>jcell = jcell % blockDim.x;</text:p>
      <text:p text:style-name="P4"><text:s text:c="18"/>while (j&gt;=0) </text:p>
      <text:p text:style-name="P4"><text:s text:c="18"/>{</text:p>
      <text:p text:style-name="P4"><text:s text:c="20"/>rxij = rxi - rx_shared[3*maxP*jcell + 3*jSh];</text:p>
      <text:p text:style-name="P4"><text:s text:c="20"/>ryij = ryi - rx_shared[3*maxP*jcell + 3*jSh+1];</text:p>
      <text:p text:style-name="P4"><text:s text:c="20"/>rzij = rzi - rx_shared[3*maxP*jcell + 3*jSh+2];</text:p>
      <text:p text:style-name="P4"><text:s text:c="20"/>rijsq = rxij*rxij + ryij*ryij + rzij*rzij;</text:p>
      <text:p text:style-name="P4"><text:s text:c="20"/>if (rijsq &lt; rcutsq) </text:p>
      <text:p text:style-name="P4"><text:s text:c="20"/>{</text:p>
      <text:p text:style-name="P4"><text:s text:c="22"/>rij = (float) sqrt ((double)rijsq);</text:p>
      <text:p text:style-name="P4"><text:s text:c="22"/>sr2 = sigsq/rijsq;</text:p>
      <text:p text:style-name="P4"><text:s text:c="22"/>sr6 = sr2*sr2*sr2;</text:p>
      <text:p text:style-name="P4"><text:s text:c="22"/>vij = __fadd_rn(__fadd_rn(__fmul_rn(sr6, __fadd_rn(sr6,-1.0)), -vrcut), __fmul_rn(-dvrc12, __fadd_rn(rij, -rcut)));</text:p>
      <text:p text:style-name="P4"><text:s text:c="22"/>wij = __fadd_rn(__fmul_rn(sr6, __fadd_rn(sr6, -0.5)), __fmul_rn(dvrcut, rij));</text:p>
      <text:p text:style-name="P4"><text:s text:c="22"/>fij = wij/rijsq;</text:p>
      <text:p text:style-name="P4"><text:s text:c="22"/>fxij = fij*rxij;</text:p>
      <text:p text:style-name="P4"><text:s text:c="22"/>fyij = fij*ryij;</text:p>
      <text:p text:style-name="P4"><text:s text:c="22"/>fzij = fij*rzij;</text:p>
      <text:p text:style-name="P4"><text:s text:c="22"/>wij *= 0.5;</text:p>
      <text:p text:style-name="P4"><text:s text:c="22"/>vij *= 0.5;</text:p>
      <text:p text:style-name="P4"><text:s text:c="22"/>valp += vij;</text:p>
      <text:p text:style-name="P4"><text:s text:c="22"/>valv += wij;</text:p>
      <text:p text:style-name="P4"><text:s text:c="22"/>fxi += fxij;</text:p>
      <text:p text:style-name="P4"><text:s text:c="22"/>fyi += fyij;</text:p>
      <text:p text:style-name="P4"><text:s text:c="22"/>fzi += fzij;</text:p>
      <text:p text:style-name="P4"><text:s text:c="20"/>}</text:p>
      <text:p text:style-name="P4"><text:s text:c="20"/>j = list[j];</text:p>
      <text:p text:style-name="P4"><text:s text:c="20"/>jSh+=1;</text:p>
      <text:p text:style-name="P4"><text:s text:c="18"/>}</text:p>
      <text:p text:style-name="P4"><text:s text:c="16"/>}</text:p>
      <text:p text:style-name="P4"><text:s text:c="16"/>else</text:p>
      <text:p text:style-name="P4"><text:s text:c="16"/>{</text:p>
      <text:p text:style-name="P4"><text:s text:c="18"/>j = head[jcell];</text:p>
      <text:p text:style-name="P4"><text:s text:c="18"/>while (j&gt;=0) </text:p>
      <text:p text:style-name="P4"><text:s text:c="18"/>{</text:p>
      <text:p text:style-name="P4"><text:s text:c="20"/>rxij = rxi - rx[j];</text:p>
      <text:p text:style-name="P4"><text:s text:c="20"/>ryij = ryi - ry[j];</text:p>
      <text:p text:style-name="P4"><text:s text:c="20"/>rzij = rzi - rz[j];</text:p>
      <text:p text:style-name="P4"><text:s text:c="20"/>rijsq = rxij*rxij + ryij*ryij + rzij*rzij;</text:p>
      <text:p text:style-name="P4"><text:s text:c="20"/>if (rijsq &lt; rcutsq) </text:p>
      <text:p text:style-name="P4"><text:s text:c="20"/>{</text:p>
      <text:p text:style-name="P4"><text:s text:c="22"/>rij = (float) sqrt ((double)rijsq);</text:p>
      <text:p text:style-name="P4"><text:s text:c="22"/>sr2 = sigsq/rijsq;</text:p>
      <text:p text:style-name="P4"><text:soft-page-break/><text:s text:c="22"/>sr6 = sr2*sr2*sr2;</text:p>
      <text:p text:style-name="P4"><text:s text:c="22"/>vij = __fadd_rn(__fadd_rn(__fmul_rn(sr6, __fadd_rn(sr6,-1.0)), -vrcut), __fmul_rn(-dvrc12, __fadd_rn(rij, -rcut)));</text:p>
      <text:p text:style-name="P4"><text:s text:c="22"/>wij = __fadd_rn(__fmul_rn(sr6, __fadd_rn(sr6, -0.5)), __fmul_rn(dvrcut, rij));</text:p>
      <text:p text:style-name="P4"><text:s text:c="22"/>fij = wij/rijsq;</text:p>
      <text:p text:style-name="P4"><text:s text:c="22"/>fxij = fij*rxij;</text:p>
      <text:p text:style-name="P4"><text:s text:c="22"/>fyij = fij*ryij; <text:s/></text:p>
      <text:p text:style-name="P4"><text:s text:c="22"/>fzij = fij*rzij;</text:p>
      <text:p text:style-name="P4"><text:s text:c="22"/>wij *= 0.5;</text:p>
      <text:p text:style-name="P4"><text:s text:c="22"/>vij *= 0.5;</text:p>
      <text:p text:style-name="P4"><text:s text:c="2"/><text:tab/><text:tab/><text:tab/><text:tab/> <text:s text:c="11"/>valp += vij;</text:p>
      <text:p text:style-name="P4"><text:s text:c="2"/><text:tab/><text:tab/><text:tab/><text:tab/> <text:s text:c="11"/>valv += wij;</text:p>
      <text:p text:style-name="P4"><text:s text:c="22"/>fxi += fxij;</text:p>
      <text:p text:style-name="P4"><text:s text:c="22"/>fyi += fyij;</text:p>
      <text:p text:style-name="P4"><text:s text:c="22"/>fzi += fzij;</text:p>
      <text:p text:style-name="P4"><text:s text:c="20"/>}</text:p>
      <text:p text:style-name="P4"><text:s text:c="20"/>j = list[j];</text:p>
      <text:p text:style-name="P4"><text:s text:c="18"/>}</text:p>
      <text:p text:style-name="P4"><text:s text:c="16"/>}</text:p>
      <text:p text:style-name="P4"><text:s text:c="14"/>}<text:tab/><text:tab/> <text:s text:c="9"/></text:p>
      <text:p text:style-name="P4"><text:s text:c="12"/>} <text:s/></text:p>
      <text:p text:style-name="P4"><text:s text:c="12"/>*(fx+i) = 48.0*fxi;</text:p>
      <text:p text:style-name="P4"><text:s text:c="12"/>*(fy+i) = 48.0*fyi;</text:p>
      <text:p text:style-name="P4"><text:s text:c="12"/>*(fz+i) = 48.0*fzi;</text:p>
      <text:p text:style-name="P4"><text:s text:c="12"/>i = list[i]; <text:s/></text:p>
      <text:p text:style-name="P4"><text:s text:c="12"/>iSh+=1;</text:p>
      <text:p text:style-name="P4"><text:tab/> <text:s text:c="9"/>potential += valp;</text:p>
      <text:p text:style-name="P4"><text:tab/> <text:s text:c="9"/>virial += valv;</text:p>
      <text:p text:style-name="P4"><text:tab/> <text:s text:c="9"/>valp = valv = 0.0; <text:s text:c="10"/></text:p>
      <text:p text:style-name="P4"><text:s text:c="6"/>}</text:p>
      <text:p text:style-name="P4"><text:s text:c="4"/>}</text:p>
      <text:p text:style-name="P4"><text:s text:c="4"/>potentialArray[element] = potential;</text:p>
      <text:p text:style-name="P4"><text:s text:c="4"/>virialArray[element] = virial;</text:p>
      <text:p text:style-name="P4"><text:s text:c="2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4-22T13:48:41.76</meta:creation-date>
    <dc:date>2014-04-22T14:16:50.25</dc:date>
    <dc:creator>Matthew Nunes</dc:creator>
    <meta:editing-duration>PT12M5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0" meta:paragraph-count="346" meta:word-count="1256" meta:character-count="11257"/>
  </office:meta>
</office:document-meta>
</file>